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ExceptionCriteria-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ExceptionCriteria">
            <text:p>ExceptionCriteria</text:p>
          </table:table-cell>
          <table:table-cell table:style-name="ce8" office:value-type="string" office:string-value="Exception Criteria. Details">
            <text:p>Exception Criteria. Details</text:p>
          </table:table-cell>
          <table:table-cell table:style-name="ce8" office:value-type="string" office:string-value=""/>
          <table:table-cell table:style-name="ce8" office:value-type="string" office:string-value="Exception Criteria">
            <text:p>Exception Criteria</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xception Criteria">
            <text:p>Exception Criteria</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the thresholds for forecast variance, product activity, and performance history beyond which exceptions should be triggered.">
            <text:p>A document used to specify the thresholds for forecast variance, product activity, and performance history beyond which exceptions should be triggere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Exception Criteria. UBL Version Identifier. Identifier">
            <text:p>Exception Criteria. UBL Vers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Exception Criteria. Customization Identifier. Identifier">
            <text:p>Exception Criteria. Customizat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Exception Criteria. Profile Identifier. Identifier">
            <text:p>Exception Criteria. Profile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Exception Criteria. Profile Execution Identifier. Identifier">
            <text:p>Exception Criteria. Profile Execut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Exception Criteria. Identifier">
            <text:p>Exception Criteria.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Exception Criteria Number">
            <text:p>Exception Criteria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Exception Criteria. Copy_ Indicator. Indicator">
            <text:p>Exception Criteria. Copy_ Indicator. Indicator</text:p>
          </table:table-cell>
          <table:table-cell table:style-name="ce9" office:value-type="string" office:string-value=""/>
          <table:table-cell office:value-type="string" table:style-name="ce9" office:string-value="Exception Criteria">
            <text:p>Exception Criteria</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Exception Criteria. UUID. Identifier">
            <text:p>Exception Criteria. UUID.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Exception Criteria. Issue Date. Date">
            <text:p>Exception Criteria. Issue Date. Date</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Exception Criteria Date">
            <text:p>Exception Criteria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Exception Criteria. Issue Time. Time">
            <text:p>Exception Criteria. Issue Time. Time</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Exception Criteria. Note. Text">
            <text:p>Exception Criteria. Note. Text</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Exception Criteria. Version. Identifier">
            <text:p>Exception Criteria. Version.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ValidityPeriod">
            <text:p>ValidityPeriod</text:p>
          </table:table-cell>
          <table:table-cell table:style-name="ce10" office:value-type="string" office:string-value="Exception Criteria. Validity_ Period. Period">
            <text:p>Exception Criteria. Validity_ Period. Period</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during which the Exception Criteria is valid.">
            <text:p>The period of time during which the Exception Criteria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Exception Criteria. Document Reference">
            <text:p>Exception Criteria. Document Referenc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Exception Criteria. Signature">
            <text:p>Exception Criteria. Signatur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Exception Criteria. Sender_ Party. Party">
            <text:p>Exception Criteria. Sender_ Party.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Exception Criteria. Receiver_ Party. Party">
            <text:p>Exception Criteria. Receiver_ Party.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Exception Criteria. Buyer_ Customer Party. Customer Party">
            <text:p>Exception Criteria. Buyer_ Customer Party. Customer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Exception Criteria. Seller_ Supplier Party. Supplier Party">
            <text:p>Exception Criteria. Seller_ Supplier Party. Supplier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ExceptionCriteriaLine">
            <text:p>ExceptionCriteriaLine</text:p>
          </table:table-cell>
          <table:table-cell table:style-name="ce10" office:value-type="string" office:string-value="Exception Criteria. Exception Criteria Line">
            <text:p>Exception Criteria. Exception Criteria Lin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Exception Criteria Line">
            <text:p>Exception Criteria Line</text:p>
          </table:table-cell>
          <table:table-cell table:style-name="ce10" office:value-type="string" office:string-value="Exception Criteria Line">
            <text:p>Exception Criteria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eption Criteria Line">
            <text:p>Exception Criteria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expressing an exception criterion setting thresholds beyond which an exception should be triggered.">
            <text:p>A line expressing an exception criterion setting thresholds beyond which an exception should be trigger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